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>
        <style:tab-stops>
          <style:tab-stop style:position="4.8236in"/>
        </style:tab-stops>
      </style:paragraph-properties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0.8862in"/>
          <style:tab-stop style:position="4.8236in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4.8236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2.2646in"/>
          <style:tab-stop style:position="4.8236in"/>
        </style:tab-stops>
      </style:paragraph-properties>
      <style:text-properties style:text-position="super 58%" fo:font-size="10pt" fo:font-weight="normal" style:font-size-asian="10pt" style:font-weight-asian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0673in"/>
          <style:tab-stop style:position="4.8236in"/>
        </style:tab-stops>
      </style:paragraph-properties>
      <style:text-properties style:text-position="super 58%" fo:font-size="10pt" fo:font-weight="normal" style:font-size-asian="10pt" style:font-weight-asian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3.2484in"/>
          <style:tab-stop style:position="4.8236in"/>
        </style:tab-stops>
      </style:paragraph-properties>
      <style:text-properties style:text-position="super 58%" fo:font-size="10pt" fo:font-weight="normal" style:font-size-asian="10pt" style:font-weight-asian="normal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4.8236in"/>
        </style:tab-stops>
      </style:paragraph-properties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8862in"/>
          <style:tab-stop style:position="4.8236in"/>
        </style:tab-stops>
      </style:paragraph-properties>
      <style:text-properties fo:font-size="10pt" fo:font-weight="normal" style:font-size-asian="10pt" style:font-weight-asian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8236in"/>
        </style:tab-stops>
      </style:paragraph-properties>
      <style:text-properties fo:font-size="10pt" fo:font-weight="normal" style:font-size-asian="10pt" style:font-weight-asian="normal"/>
    </style:style>
    <style:style style:name="P10" style:family="paragraph" style:parent-style-name="Standard">
      <style:paragraph-properties fo:margin-top="0.0835in" fo:margin-bottom="0.0835in" style:contextual-spacing="false" fo:text-align="justify" style:justify-single-word="false">
        <style:tab-stops>
          <style:tab-stop style:position="4.8236in"/>
        </style:tab-stops>
      </style:paragraph-properties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P11" style:family="paragraph" style:parent-style-name="Standard">
      <style:paragraph-properties fo:text-align="justify" style:justify-single-word="false" style:border-line-width-bottom="0.0016in 0.0016in 0.0016in" fo:padding-left="0in" fo:padding-right="0in" fo:padding-top="0in" fo:padding-bottom="0.0138in" fo:border-left="none" fo:border-right="none" fo:border-top="none" fo:border-bottom="0.31pt double #000000">
        <style:tab-stops>
          <style:tab-stop style:position="4.8236in"/>
        </style:tab-stops>
      </style:paragraph-properties>
      <style:text-properties fo:font-size="10pt" fo:font-weight="normal" style:font-size-asian="10pt" style:font-weight-asian="normal"/>
    </style:style>
    <style:style style:name="P12" style:family="paragraph" style:parent-style-name="Standard">
      <style:paragraph-properties fo:line-height="150%" fo:text-align="justify" style:justify-single-word="false" fo:break-before="column">
        <style:tab-stops>
          <style:tab-stop style:position="4.8236in"/>
        </style:tab-stops>
      </style:paragraph-properties>
    </style:style>
    <style:style style:name="P13" style:family="paragraph" style:parent-style-name="Standard" style:master-page-name="Standard">
      <style:paragraph-properties fo:line-height="150%" fo:text-align="justify" style:justify-single-word="false" style:page-number="auto">
        <style:tab-stops>
          <style:tab-stop style:position="4.8236in"/>
        </style:tab-stops>
      </style:paragraph-properties>
    </style:style>
    <style:style style:name="P14" style:family="paragraph" style:parent-style-name="Text_20_body">
      <style:paragraph-properties fo:line-height="150%">
        <style:tab-stops>
          <style:tab-stop style:position="4.8236in"/>
        </style:tab-stops>
      </style:paragraph-properties>
    </style:style>
    <style:style style:name="P15" style:family="paragraph" style:parent-style-name="Heading_20_2">
      <style:paragraph-properties fo:line-height="150%">
        <style:tab-stops>
          <style:tab-stop style:position="4.8236in"/>
        </style:tab-stops>
      </style:paragraph-properties>
    </style:style>
    <style:style style:name="P16" style:family="paragraph" style:parent-style-name="Heading_20_2">
      <style:paragraph-properties>
        <style:tab-stops>
          <style:tab-stop style:position="4.8236in"/>
        </style:tab-stops>
      </style:paragraph-properties>
    </style:style>
    <style:style style:name="P17" style:family="paragraph" style:parent-style-name="Heading_20_4">
      <style:paragraph-properties fo:margin-top="0.0835in" fo:margin-bottom="0in" style:contextual-spacing="false">
        <style:tab-stops>
          <style:tab-stop style:position="4.8236in"/>
        </style:tab-stops>
      </style:paragraph-properties>
      <style:text-properties style:font-name="Arial" style:font-name-complex="Arial"/>
    </style:style>
    <style:style style:name="T1" style:family="text"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T2" style:family="text">
      <style:text-properties fo:font-size="10pt" fo:font-weight="normal" style:font-size-asian="10pt" style:font-weight-asian="normal"/>
    </style:style>
    <style:style style:name="T3" style:family="text">
      <style:text-properties fo:font-size="10pt" fo:language="en" fo:country="US" fo:font-weight="normal" style:font-size-asian="10pt" style:font-weight-asian="normal"/>
    </style:style>
    <style:style style:name="T4" style:family="text">
      <style:text-properties fo:font-size="10pt" fo:language="en" fo:country="US" fo:font-weight="normal" officeooo:rsid="0007fbaa" style:font-size-asian="10pt" style:font-weight-asian="normal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T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/>
    </style:style>
    <style:style style:name="T7" style:family="text">
      <style:text-properties style:text-position="super 58%" fo:font-size="10pt" fo:font-weight="normal" style:font-size-asian="10pt" style:font-weight-asian="norm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text-underline-style="solid" style:text-underline-width="auto" style:text-underline-color="font-color" style:font-name-complex="Arial"/>
    </style:style>
    <style:style style:name="T10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11" style:family="text">
      <style:text-properties style:font-name="Arial" fo:language="en" fo:country="US" style:font-name-complex="Arial"/>
    </style:style>
    <style:style style:name="T12" style:family="text">
      <style:text-properties style:font-name="Arial" fo:font-size="8pt" fo:language="en" fo:country="US" style:font-size-asian="8pt" style:font-name-complex="Arial"/>
    </style:style>
    <style:style style:name="T13" style:family="text">
      <style:text-properties fo:font-variant="normal" fo:text-transform="none" fo:color="#0000ff" style:font-name="Arial" fo:font-size="11pt" fo:letter-spacing="normal" fo:language="en" fo:country="US" fo:font-style="normal" style:font-size-asian="11pt" style:font-style-asian="normal" style:font-name-complex="Arial"/>
    </style:style>
    <style:style style:name="T14" style:family="text">
      <style:text-properties fo:font-variant="normal" fo:text-transform="none" fo:color="#0000ff" style:font-name="Arial" fo:font-size="7pt" fo:letter-spacing="normal" fo:language="en" fo:country="US" fo:font-style="normal" fo:font-weight="normal" style:font-size-asian="7pt" style:font-style-asian="normal" style:font-weight-asian="normal" style:font-name-complex="Arial"/>
    </style:style>
    <style:style style:name="T15" style:family="text">
      <style:text-properties fo:font-variant="normal" fo:text-transform="none" style:font-name="Arial1" fo:font-size="7pt" fo:letter-spacing="normal" fo:font-style="normal" fo:font-weight="normal" style:font-size-asian="7pt" style:font-style-asian="normal" style:font-weight-asian="normal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Группа туристов МГУ</text:span><text:span text:style-name="T2">,</text:span><text:span text:style-name="T3"> <text:s/></text:span><text:span text:style-name="T2">совершая</text:span><text:span text:style-name="T3"> </text:span><text:span text:style-name="T2"><text:s/>поход</text:span><text:span text:style-name="T3"> __ <text:s/></text:span><text:span text:style-name="T2">к/с,</text:span><text:span text:style-name="T3"> </text:span><text:span text:style-name="T2"><text:s/>в составе</text:span><text:span text:style-name="T3"> <text:s/>__</text:span><text:span text:style-name="T2"> человек</text:span></text:p>
      <text:p text:style-name="P3"><text:span text:style-name="T2">вышла на перевал (к туру): </text:span><text:span text:style-name="T5"><text:s text:c="2"/><text:tab/></text:span></text:p>
      <text:p text:style-name="P4"><text:tab/>(наименование, категория сложности, высота)</text:p>
      <text:p text:style-name="P1"><text:span text:style-name="T2">«____» ____________ </text:span><text:span text:style-name="T3"><text:s/>201</text:span><text:span text:style-name="T4">5</text:span><text:span text:style-name="T3"> </text:span><text:span text:style-name="T2">года в ________ч.________м. по маршруту:</text:span></text:p>
      <text:p text:style-name="P3"><text:span text:style-name="T6"><text:s text:c="3"/></text:span><text:span text:style-name="T5"><text:tab/></text:span></text:p>
      <text:p text:style-name="P5"><text:tab/>(откуда)</text:p>
      <text:list xml:id="list9199920255591457088" text:style-name="WW8Num1">
        <text:list-item>
          <text:list>
            <text:list-item>
              <text:h text:style-name="P15" text:outline-level="2"><text:span text:style-name="T8">Метеорологические условия: </text:span><text:span text:style-name="T9"><text:s text:c="2"/><text:tab/></text:span></text:h>
            </text:list-item>
          </text:list>
        </text:list-item>
      </text:list>
      <text:p text:style-name="P1"><text:span text:style-name="T2">Состояние группы: </text:span><text:span text:style-name="T5"><text:s text:c="2"/><text:tab/></text:span></text:p>
      <text:list xml:id="list93920091261381" text:continue-numbering="true" text:style-name="WW8Num1">
        <text:list-item>
          <text:list>
            <text:list-item>
              <text:h text:style-name="P16" text:outline-level="2"><text:span text:style-name="T8">Группа уходит в направлении: </text:span><text:span text:style-name="T9"><text:s text:c="2"/><text:tab/></text:span></text:h>
            </text:list-item>
          </text:list>
        </text:list-item>
      </text:list>
      <text:p text:style-name="P6"><text:tab/>(куда)</text:p>
      <text:p text:style-name="P3"><text:span text:style-name="T2">время выхода <text:s/>«____» ____________ </text:span><text:span text:style-name="T3">201</text:span><text:span text:style-name="T4">5</text:span><text:span text:style-name="T2"> года <text:s text:c="3"/>_____ч._____м.</text:span></text:p>
      <text:p text:style-name="P10">Состав группы:</text:p>
      <text:list xml:id="list93920764383657" text:continue-numbering="true" text:style-name="WW8Num1">
        <text:list-item>
          <text:list>
            <text:list-item>
              <text:h text:style-name="P15" text:outline-level="2"><text:span text:style-name="T8">Руководитель:</text:span></text:h>
            </text:list-item>
          </text:list>
        </text:list-item>
      </text:list>
      <text:p text:style-name="P8">Участники:<text:tab/></text:p>
      <text:p text:style-name="P3"/>
      <text:p text:style-name="P3"><text:span text:style-name="T2">Снята записка группы: </text:span><text:span text:style-name="T5"><text:s text:c="2"/><text:tab/></text:span></text:p>
      <text:p text:style-name="P4"><text:tab/>(тур.клуб, секция, город, № м/к)</text:p>
      <text:p text:style-name="P3"><text:span text:style-name="T2">от «____»________________ под руководством </text:span><text:span text:style-name="T5"><text:s text:c="2"/><text:tab/></text:span></text:p>
      <text:p text:style-name="P11"/>
      <text:p text:style-name="P9"/>
      <text:list xml:id="list93920298733355" text:continue-numbering="true" text:style-name="WW8Num1">
        <text:list-item>
          <text:list>
            <text:list-item>
              <text:h text:style-name="P16" text:outline-level="2"><text:span text:style-name="T8">Руководитель группы: ____________________</text:span><text:span text:style-name="T11"> <text:s/></text:span><text:span text:style-name="T12">(E-mail: </text:span><text:span text:style-name="Internet_20_link"><text:span text:style-name="T15">_______________________</text:span></text:span><text:span text:style-name="T12">)</text:span></text:h>
              <text:list>
                <text:list-item>
                  <text:list>
                    <text:list-item>
                      <text:h text:style-name="P17" text:outline-level="4">Маршрутная книжка № </text:h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14"><text:span text:style-name="T8">Особые отметки (пожелания) </text:span><text:span text:style-name="T9"><text:s text:c="2"/><text:tab/></text:span></text:p>
      <text:p text:style-name="P14"><text:span text:style-name="T10"><text:s text:c="3"/></text:span><text:span text:style-name="T9"><text:tab/></text:span></text:p>
      <text:p text:style-name="P14"><text:span text:style-name="T10"><text:s text:c="3"/></text:span><text:span text:style-name="T9"><text:tab/></text:span></text:p>
      <text:p text:style-name="P7"/>
      <text:p text:style-name="Standard"/>
      <text:p text:style-name="P12"><text:span text:style-name="T1">Группа туристов МГУ</text:span><text:span text:style-name="T2">,</text:span><text:span text:style-name="T3"> <text:s/></text:span><text:span text:style-name="T2">совершая</text:span><text:span text:style-name="T3"> </text:span><text:span text:style-name="T2"><text:s/>поход</text:span><text:span text:style-name="T3"> </text:span><text:span text:style-name="T2"><text:s/>__ </text:span><text:span text:style-name="T3"><text:s text:c="2"/></text:span><text:span text:style-name="T2">к/с,</text:span><text:span text:style-name="T3"> </text:span><text:span text:style-name="T2"><text:s/>в</text:span><text:span text:style-name="T3"> </text:span><text:span text:style-name="T2"><text:s/>составе</text:span><text:span text:style-name="T3"> __ </text:span><text:span text:style-name="T2">человек</text:span></text:p>
      <text:p text:style-name="P3"><text:span text:style-name="T2">вышла на перевал (к туру): </text:span><text:span text:style-name="T5"><text:s text:c="2"/><text:tab/></text:span></text:p>
      <text:p text:style-name="P4"><text:tab/>(наименование, категория сложности, высота)</text:p>
      <text:p text:style-name="P1"><text:span text:style-name="T2">«____» ____________ </text:span><text:span text:style-name="T3">201</text:span><text:span text:style-name="T4">5</text:span><text:span text:style-name="T2"> года в ________ч.________м. по маршруту:</text:span></text:p>
      <text:p text:style-name="P3"><text:span text:style-name="T6"><text:s text:c="3"/></text:span><text:span text:style-name="T5"><text:tab/></text:span></text:p>
      <text:p text:style-name="P5"><text:tab/>(откуда)</text:p>
      <text:list xml:id="list93922100875919" text:continue-numbering="true" text:style-name="WW8Num1">
        <text:list-item>
          <text:list>
            <text:list-item>
              <text:h text:style-name="P15" text:outline-level="2"><text:span text:style-name="T8">Метеорологические условия: </text:span><text:span text:style-name="T9"><text:s text:c="2"/><text:tab/></text:span></text:h>
            </text:list-item>
          </text:list>
        </text:list-item>
      </text:list>
      <text:p text:style-name="P1"><text:span text:style-name="T2">Состояние группы: </text:span><text:span text:style-name="T5"><text:s text:c="2"/><text:tab/></text:span></text:p>
      <text:list xml:id="list93921716276495" text:continue-numbering="true" text:style-name="WW8Num1">
        <text:list-item>
          <text:list>
            <text:list-item>
              <text:h text:style-name="P16" text:outline-level="2"><text:span text:style-name="T8">Группа уходит в направлении: </text:span><text:span text:style-name="T9"><text:s text:c="2"/><text:tab/></text:span></text:h>
            </text:list-item>
          </text:list>
        </text:list-item>
      </text:list>
      <text:p text:style-name="P6"><text:tab/>(куда)</text:p>
      <text:p text:style-name="P3"><text:span text:style-name="T2">время выхода <text:s/>«____» ____________ </text:span><text:span text:style-name="T3">201</text:span><text:span text:style-name="T4">5</text:span><text:span text:style-name="T2"> года <text:s text:c="3"/>_____ч._____м.</text:span></text:p>
      <text:p text:style-name="P10">Состав группы:</text:p>
      <text:list xml:id="list93920208732847" text:continue-numbering="true" text:style-name="WW8Num1">
        <text:list-item>
          <text:list>
            <text:list-item>
              <text:h text:style-name="P15" text:outline-level="2"><text:span text:style-name="T8">Руководитель:</text:span></text:h>
            </text:list-item>
          </text:list>
        </text:list-item>
      </text:list>
      <text:p text:style-name="P8">Участники:<text:tab/></text:p>
      <text:p text:style-name="P3"/>
      <text:p text:style-name="P3"><text:span text:style-name="T2">Снята записка группы: </text:span><text:span text:style-name="T5"><text:s text:c="2"/><text:tab/></text:span></text:p>
      <text:p text:style-name="P4"><text:tab/>(тур.клуб, секция, город, № м/к)</text:p>
      <text:p text:style-name="P3"><text:span text:style-name="T2">от «____»________________ под руководством </text:span><text:span text:style-name="T5"><text:s text:c="2"/><text:tab/></text:span></text:p>
      <text:p text:style-name="P11"/>
      <text:p text:style-name="P9"/>
      <text:list xml:id="list93920376963552" text:continue-numbering="true" text:style-name="WW8Num1">
        <text:list-item>
          <text:list>
            <text:list-item>
              <text:h text:style-name="P16" text:outline-level="2"><text:span text:style-name="T8">Руководитель группы: ___________________</text:span><text:span text:style-name="T12"> <text:s text:c="2"/>(E-mail: </text:span><text:span text:style-name="Internet_20_link"><text:span text:style-name="T15">__________________________</text:span></text:span><text:span text:style-name="T12">)</text:span></text:h>
              <text:list>
                <text:list-item>
                  <text:list>
                    <text:list-item>
                      <text:h text:style-name="P17" text:outline-level="4">Маршрутная книжка № </text:h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14"><text:span text:style-name="T8">Особые отметки (пожелания) </text:span><text:span text:style-name="T9"><text:s text:c="2"/><text:tab/></text:span></text:p>
      <text:p text:style-name="P14"><text:span text:style-name="T10"><text:s text:c="3"/></text:span><text:span text:style-name="T9"><text:tab/></text:span></text:p>
      <text:p text:style-name="P14"><text:span text:style-name="T10"><text:s text:c="3"/>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6pt" fo:language="ru" fo:country="RU" fo:font-weight="bold" style:font-name-asian="Times New Roman" style:font-family-asian="'Times New Roman'" style:font-family-generic-asian="roman" style:font-pitch-asian="variable" style:font-size-asian="6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/>
      <style:text-properties fo:color="#000000"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text-align="justify" style:justify-single-word="false" fo:keep-with-next="always">
        <style:tab-stops>
          <style:tab-stop style:position="0.3465in"/>
          <style:tab-stop style:position="0.8862in"/>
          <style:tab-stop style:position="3.5209in"/>
        </style:tab-stops>
      </style:paragraph-properties>
      <style:text-properties fo:color="#000000"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7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0835in" style:layout-grid-snap-to="true" style:layout-grid-snap-to-characters="true" style:footnote-max-height="0in">
        <style:columns fo:column-count="2">
          <style:column style:rel-width="7513*" fo:start-indent="0in" fo:end-indent="0.3937in"/>
          <style:column style:rel-width="7654*" fo:start-indent="0.393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руппа туристов МГУ в составе ________ человек</dc:title>
    <dc:description>JU$t bEEn CAPuted!</dc:description>
    <meta:initial-creator>Egorov Leonid</meta:initial-creator>
    <meta:creation-date>2002-05-20T15:22:00</meta:creation-date>
    <dc:date>2015-06-30T09:39:19.927168046</dc:date>
    <meta:print-date>2001-07-03T15:24:00</meta:print-date>
    <meta:editing-cycles>2</meta:editing-cycles>
    <meta:editing-duration>P23DT22H11M8S</meta:editing-duration>
    <meta:document-statistic meta:table-count="0" meta:image-count="0" meta:object-count="0" meta:page-count="1" meta:paragraph-count="44" meta:word-count="144" meta:character-count="1302" meta:non-whitespace-character-count="1080"/>
    <meta:generator>LibreOffice/4.2.8.2$Linux_X86_64 LibreOffice_project/420$Build-2</meta:generator>
  </office:meta>
</office:document-meta>
</file>